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portOutputter.output( ResolveReport report , ResolutionCacheManager cacheMgr , Resolve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ReportOutputter.output( ConfigurationResolveReport report , String resolveId , String [ ] confs , Resolution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ReportOutput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